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4" table:default-cell-style-name="ce7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8">
            <text:p>Добавь колонку DeviceCategory INT в базу и в дата класс</text:p>
          </table:table-cell>
          <table:table-cell table:style-name="ce5"/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8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8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6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8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6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8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8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6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8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10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8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8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8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8">
            <text:p>Вынести AboutView в общую сборку</text:p>
          </table:table-cell>
          <table:table-cell table:style-name="ce5"/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8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8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8">
            <text:p>Решить проблему с перекрытием Taskbar'a при maximize</text:p>
          </table:table-cell>
          <table:table-cell table:style-name="ce5"/>
          <table:table-cell table:style-name="ce6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8">
            <text:p>Пофиксить баг DialogResult при нажатии на крестик в диалоговых окнах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8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6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8">
            <text:p>Сделать отдельный режим для выставления точек на планах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8">
            <text:p>Решить проблему с зависающей в трэи иконкой Firesec Service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8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8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8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6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8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6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8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6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8">
            <text:p>Проверить отображение зон в мониторе (на Остров Русский)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8">
            <text:p>Протестить сервер на выброс exception (отображение окошка)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8">
            <text:p>Протестить на сервере работу эмулятора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8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9">
            <text:p>В Планах должна быть сетка и возможность выравнивания по сетке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9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8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9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8">
            <text:p>Задавать свойства фона(цвет и картинку) у плана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9">
            <text:p>Масштабирование с зажатым SHIFT относительно центра фигуры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8">
            <text:p>Проверить масштаб устройств в мониторе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8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8">
            <text:p>Нельзя редактировать название/описание созданного плана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8">
            <text:p>Нельзя удалить дочерний план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8">
            <text:p>Следует запрашивать подтверждение при удалении планов.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10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6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8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6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8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6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8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8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8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6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8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8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8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6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8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8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8">
            <text:p>Разобраться с редактированиеам зон - события и обновления!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8">
            <text:p>Подумать над созданием в планах Device Extension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9">
            <text:p>Подумать над созданием в планах Default Extension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8">
            <text:p>Shortcut сервис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8">
            <text:p>MainMenu сервис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8">
            <text:p>Validation сервис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8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8">
            <text:p>Добавить IDisposable в модули (вызов при выходе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0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7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8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10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8">
            <text:p>Разнести иконки в мониторе - одну в Device и одну в GK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8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8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8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10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8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10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10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10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8">
            <text:p>Пофиксить проблемы в отчетах -сделать у отчетов enable провекрку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8">
            <text:p>Реализовать механизм построения отчетов из разных модулей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8">
            <text:p>Блок индикации в FireSec-1. Он там растянут по высоте страницы</text:p>
          </table:table-cell>
          <table:table-cell table:number-columns-repeated="1638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8">
            <text:p>Разобраться с ориентацией страниц при печати</text:p>
          </table:table-cell>
          <table:table-cell table:number-columns-repeated="16382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8">
            <text:p>Сделать в фильтре Journal по умолчанию 1 день</text:p>
          </table:table-cell>
          <table:table-cell table:number-columns-repeated="16382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8">
            <text:p>Доработать логику сохранения фильтра в Journal</text:p>
          </table:table-cell>
          <table:table-cell table:number-columns-repeated="16382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8">
            <text:p>Удалить старый механизм построения отчетов (RDLC)</text:p>
          </table:table-cell>
          <table:table-cell table:number-columns-repeated="16382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8">
            <text:p>Починить баг с номерами страниц в MultiReportPaginator</text:p>
          </table:table-cell>
          <table:table-cell table:number-columns-repeated="16382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8">
            <text:p>Вынести NavigationItem в Infustructure.Client</text:p>
          </table:table-cell>
          <table:table-cell table:number-columns-repeated="16382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8">
            <text:p>Реализовать общий механизм Menu на основе коллекции MenuItem (BaseViewModel)</text:p>
          </table:table-cell>
          <table:table-cell table:number-columns-repeated="16382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8">
            <text:p>Исправить баг с шириной footer в отчетах</text:p>
          </table:table-cell>
          <table:table-cell table:number-columns-repeated="16382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8">
            <text:p>Исправить баг кнопки "создать новый"</text:p>
          </table:table-cell>
          <table:table-cell table:number-columns-repeated="16382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8">
            <text:p>Удалить из отчетов ReportType</text:p>
          </table:table-cell>
          <table:table-cell table:number-columns-repeated="16382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8">
            <text:p>Удалить ReportType<text:s/></text:p>
          </table:table-cell>
          <table:table-cell table:number-columns-repeated="16382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8">
            <text:p>Проверить дублирование добавлений extension в планах</text:p>
          </table:table-cell>
          <table:table-cell table:number-columns-repeated="16382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2">
            <text:p>перестроение дерева устройств в планах (для Device и XDevice)</text:p>
          </table:table-cell>
          <table:table-cell table:number-columns-repeated="16382"/>
        </table:table-row>
        <table:table-row table:style-name="ro2">
          <table:table-cell office:value-type="float" office:value="86" table:style-name="ce5">
            <text:p>86</text:p>
          </table:table-cell>
          <table:table-cell table:style-name="ce11"/>
          <table:table-cell table:number-columns-repeated="16382"/>
        </table:table-row>
        <table:table-row table:number-rows-repeated="7" table:style-name="ro8">
          <table:table-cell office:value-type="float" office:value="86" table:style-name="ce5">
            <text:p>86</text:p>
          </table:table-cell>
          <table:table-cell table:style-name="ce11"/>
          <table:table-cell table:number-columns-repeated="16382"/>
        </table:table-row>
        <table:table-row table:number-rows-repeated="4"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number-rows-repeated="1048476" table:style-name="ro8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100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9-05T15:55:22Z</dc:date>
    <meta:editing-cycles>1</meta:editing-cycles>
    <meta:editing-duration>PT53S</meta:editing-duration>
  </office:meta>
</office:document-meta>
</file>